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Header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T1" style:family="text">
      <style:text-properties fo:font-variant="normal" fo:text-transform="none" fo:color="#000000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Projektabschluss Studienarbeit Stauerkennung</text:p>
      <text:p text:style-name="P3"/>
      <text:p text:style-name="P4">Fertigstellung- und Übergabetermin</text:p>
      <text:p text:style-name="P5"/>
      <text:p text:style-name="P5">...</text:p>
      <text:p text:style-name="P5"/>
      <text:p text:style-name="P4">Entwicklungskosten</text:p>
      <text:p text:style-name="P5"/>
      <text:p text:style-name="P5">keine Direkten.</text:p>
      <text:p text:style-name="P5"/>
      <text:p text:style-name="P4">Ergebnis</text:p>
      <text:p text:style-name="P5"/>
      <text:p text:style-name="P5">…</text:p>
      <text:p text:style-name="P5"/>
      <text:p text:style-name="P4">Qualität</text:p>
      <text:p text:style-name="P4"/>
      <text:p text:style-name="P5">...</text:p>
      <text:p text:style-name="P5"/>
      <text:p text:style-name="P4">Erkenntnisse</text:p>
      <text:p text:style-name="P5"/>
      <text:p text:style-name="P5">...</text:p>
      <text:p text:style-name="P5"/>
      <text:p text:style-name="P4">Abnahme</text:p>
      <text:p text:style-name="P4"/>
      <text:p text:style-name="P5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fo:text-align="justify" style:justify-single-word="false" text:number-lines="false" text:line-number="0" style:vertical-align="baseli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MP2" style:family="paragraph" style:parent-style-name="Header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MT1" style:family="text">
      <style:text-properties fo:font-variant="normal" fo:text-transform="none" fo:color="#000000" fo:letter-spacing="normal" fo:font-style="normal" fo:font-weight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INF16B4 / <text:span text:style-name="MT1">Stauerkennung<text:tab/>Projektabschluss<text:tab/>12.03.2019</text:span></text:p>
        <text:p text:style-name="MP2">Maurice Heumann &amp; Mirko Müller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 c</meta:initial-creator>
    <meta:creation-date>2019-03-04T22:59:17.10</meta:creation-date>
    <dc:date>2019-04-30T14:14:53.51</dc:date>
    <meta:editing-duration>PT1H53M20S</meta:editing-duration>
    <meta:editing-cycles>20</meta:editing-cycles>
    <meta:generator>OpenOffice/4.1.5$Win32 OpenOffice.org_project/415m1$Build-9789</meta:generator>
    <meta:document-statistic meta:table-count="0" meta:image-count="0" meta:object-count="0" meta:page-count="1" meta:paragraph-count="15" meta:word-count="28" meta:character-count="243"/>
  </office:meta>
</office:document-meta>
</file>